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4173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ime of break</text:p>
          </table:table-cell>
          <table:table-cell office:value-type="string" calcext:value-type="string">
            <text:p>converged</text:p>
          </table:table-cell>
          <table:table-cell office:value-type="string" calcext:value-type="string">
            <text:p>convergence T</text:p>
          </table:table-cell>
          <table:table-cell office:value-type="string" calcext:value-type="string">
            <text:p>10 – 32</text:p>
          </table:table-cell>
        </table:table-row>
        <table:table-row table:style-name="ro2">
          <table:table-cell office:value-type="string" calcext:value-type="string">
            <text:p>Convergence 1 Back Bone pod1 → pod2</text:p>
          </table:table-cell>
          <table:table-cell office:value-type="float" office:value="5.70918634" calcext:value-type="float">
            <text:p>5.70918634</text:p>
          </table:table-cell>
          <table:table-cell office:value-type="float" office:value="37.392604107" calcext:value-type="float">
            <text:p>37.392604107</text:p>
          </table:table-cell>
          <table:table-cell table:formula="of:=[.C2]-[.B2]" office:value-type="float" office:value="31.683417767" calcext:value-type="float">
            <text:p>31.683417767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onvergence 2 Back Bone</text:span> pod1 → pod2</text:p>
          </table:table-cell>
          <table:table-cell office:value-type="float" office:value="8.366746758" calcext:value-type="float">
            <text:p>8.366746758</text:p>
          </table:table-cell>
          <table:table-cell office:value-type="float" office:value="42.08428909" calcext:value-type="float">
            <text:p>42.08428909</text:p>
          </table:table-cell>
          <table:table-cell table:formula="of:=[.C3]-[.B3]" office:value-type="float" office:value="33.717542332" calcext:value-type="float">
            <text:p>33.717542332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onvergence 3 Back Bone</text:span> pod1 → pod2</text:p>
          </table:table-cell>
          <table:table-cell office:value-type="float" office:value="27.817136446" calcext:value-type="float">
            <text:p>27.817136446</text:p>
          </table:table-cell>
          <table:table-cell office:value-type="float" office:value="62.587803363" calcext:value-type="float">
            <text:p>62.587803363</text:p>
          </table:table-cell>
          <table:table-cell table:formula="of:=[.C4]-[.B4]" office:value-type="float" office:value="34.770666917" calcext:value-type="float">
            <text:p>34.770666917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onvergence 4 Back Bone</text:span> pod1 → pod2</text:p>
          </table:table-cell>
          <table:table-cell office:value-type="float" office:value="16.702373645" calcext:value-type="float">
            <text:p>16.702373645</text:p>
          </table:table-cell>
          <table:table-cell office:value-type="float" office:value="47.753583891" calcext:value-type="float">
            <text:p>47.753583891</text:p>
          </table:table-cell>
          <table:table-cell table:formula="of:=[.C5]-[.B5]" office:value-type="float" office:value="31.051210246" calcext:value-type="float">
            <text:p>31.051210246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onvergence 5 Back Bone </text:span>pod1 → pod2</text:p>
          </table:table-cell>
          <table:table-cell office:value-type="float" office:value="2.903119966" calcext:value-type="float">
            <text:p>2.903119966</text:p>
          </table:table-cell>
          <table:table-cell office:value-type="float" office:value="28.75976984" calcext:value-type="float">
            <text:p>28.75976984</text:p>
          </table:table-cell>
          <table:table-cell table:formula="of:=[.C6]-[.B6]" office:value-type="float" office:value="25.856649874" calcext:value-type="float">
            <text:p>25.85664987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nvergence 1 ToR – Leaf pod1 → pod2</text:p>
          </table:table-cell>
          <table:table-cell office:value-type="float" office:value="7.808788712" calcext:value-type="float">
            <text:p>7.808788712</text:p>
          </table:table-cell>
          <table:table-cell office:value-type="float" office:value="39.638460712" calcext:value-type="float">
            <text:p>39.638460712</text:p>
          </table:table-cell>
          <table:table-cell table:formula="of:=[.C8]-[.B8]" office:value-type="float" office:value="31.829672" calcext:value-type="float">
            <text:p>31.829672</text:p>
          </table:table-cell>
          <table:table-cell/>
        </table:table-row>
        <table:table-row table:style-name="ro2">
          <table:table-cell office:value-type="string" calcext:value-type="string">
            <text:p>Convergence 2 ToR – Leaf pod1 → pod2</text:p>
          </table:table-cell>
          <table:table-cell office:value-type="float" office:value="28.27404299" calcext:value-type="float">
            <text:p>28.27404299</text:p>
          </table:table-cell>
          <table:table-cell office:value-type="float" office:value="61.215558132" calcext:value-type="float">
            <text:p>61.215558132</text:p>
          </table:table-cell>
          <table:table-cell table:formula="of:=[.C9]-[.B9]" office:value-type="float" office:value="32.941515142" calcext:value-type="float">
            <text:p>32.941515142</text:p>
          </table:table-cell>
          <table:table-cell/>
        </table:table-row>
        <table:table-row table:style-name="ro2">
          <table:table-cell office:value-type="string" calcext:value-type="string">
            <text:p>Convergence 3 ToR – Leaf pod1 → pod2</text:p>
          </table:table-cell>
          <table:table-cell office:value-type="float" office:value="4.204183651" calcext:value-type="float">
            <text:p>4.204183651</text:p>
          </table:table-cell>
          <table:table-cell office:value-type="float" office:value="34.333676776" calcext:value-type="float">
            <text:p>34.333676776</text:p>
          </table:table-cell>
          <table:table-cell table:formula="of:=[.C10]-[.B10]" office:value-type="float" office:value="30.129493125" calcext:value-type="float">
            <text:p>30.129493125</text:p>
          </table:table-cell>
          <table:table-cell/>
        </table:table-row>
        <table:table-row table:style-name="ro2">
          <table:table-cell office:value-type="string" calcext:value-type="string">
            <text:p>Convergence 4 ToR – Leaf pod1 → pod2</text:p>
          </table:table-cell>
          <table:table-cell office:value-type="float" office:value="1.983373484" calcext:value-type="float">
            <text:p>1.983373484</text:p>
          </table:table-cell>
          <table:table-cell office:value-type="float" office:value="36.082755752" calcext:value-type="float">
            <text:p>36.082755752</text:p>
          </table:table-cell>
          <table:table-cell table:formula="of:=[.C11]-[.B11]" office:value-type="float" office:value="34.099382268" calcext:value-type="float">
            <text:p>34.099382268</text:p>
          </table:table-cell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0T13:26:41.019942829</meta:creation-date>
    <dc:date>2022-03-20T17:48:49.178322449</dc:date>
    <meta:editing-duration>PT3H40M56S</meta:editing-duration>
    <meta:editing-cycles>1</meta:editing-cycles>
    <meta:document-statistic meta:table-count="1" meta:cell-count="40" meta:object-count="0"/>
    <meta:generator>LibreOffice/7.3.1.3$Linux_X86_64 LibreOffice_project/30$Build-3</meta:generator>
  </office:meta>
</office:document-meta>
</file>